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paragraph-rsid="0006e0a8"/>
    </style:style>
    <style:style style:name="P2" style:family="paragraph" style:parent-style-name="Text_20_body">
      <style:text-properties officeooo:rsid="0003f25d" officeooo:paragraph-rsid="0003f25d"/>
    </style:style>
    <style:style style:name="P3" style:family="paragraph" style:parent-style-name="Text_20_body">
      <style:text-properties officeooo:rsid="0003f25d" officeooo:paragraph-rsid="00058739"/>
    </style:style>
    <style:style style:name="P4" style:family="paragraph" style:parent-style-name="Text_20_body">
      <style:text-properties officeooo:rsid="00058739" officeooo:paragraph-rsid="00058739"/>
    </style:style>
    <style:style style:name="P5" style:family="paragraph" style:parent-style-name="Text_20_body">
      <style:text-properties officeooo:rsid="0006e0a8" officeooo:paragraph-rsid="0006e0a8"/>
    </style:style>
    <style:style style:name="P6" style:family="paragraph" style:parent-style-name="Text_20_body">
      <style:text-properties officeooo:paragraph-rsid="0006e0a8"/>
    </style:style>
    <style:style style:name="P7" style:family="paragraph" style:parent-style-name="Text_20_body">
      <style:text-properties officeooo:rsid="000b1986" officeooo:paragraph-rsid="000b1986"/>
    </style:style>
    <style:style style:name="P8" style:family="paragraph" style:parent-style-name="Text_20_body">
      <style:text-properties officeooo:rsid="00113185" officeooo:paragraph-rsid="00113185"/>
    </style:style>
    <style:style style:name="P9" style:family="paragraph" style:parent-style-name="Text_20_body">
      <style:text-properties officeooo:rsid="0017c81d" officeooo:paragraph-rsid="0017c81d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058739" officeooo:paragraph-rsid="00058739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paragraph-rsid="00058739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03f25d" officeooo:paragraph-rsid="0005873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06e0a8" officeooo:paragraph-rsid="0006e0a8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06eec7" officeooo:paragraph-rsid="0006eec7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06eec7" officeooo:paragraph-rsid="000fd7e9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8e76a" officeooo:paragraph-rsid="0008e76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0ac5ed" officeooo:paragraph-rsid="000ac5e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0ac5ed" officeooo:paragraph-rsid="0014b8a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03f25d" officeooo:paragraph-rsid="00058739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14b8aa" officeooo:paragraph-rsid="0014b8aa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14b8aa" officeooo:paragraph-rsid="001587e4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587e4" officeooo:paragraph-rsid="001587e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61ded" officeooo:paragraph-rsid="00161de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161ded" officeooo:paragraph-rsid="001623b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161ded" officeooo:paragraph-rsid="0017c81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17c81d" officeooo:paragraph-rsid="0017c81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8a3c1" officeooo:paragraph-rsid="0018a3c1"/>
    </style:style>
    <style:style style:name="P28" style:family="paragraph" style:parent-style-name="Heading_20_2">
      <style:text-properties officeooo:paragraph-rsid="0003f25d"/>
    </style:style>
    <style:style style:name="P29" style:family="paragraph" style:parent-style-name="Heading_20_2">
      <style:text-properties officeooo:paragraph-rsid="0006e0a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083fac" officeooo:paragraph-rsid="000fd7e9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officeooo:rsid="00161ded" officeooo:paragraph-rsid="001623b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1587e4" officeooo:paragraph-rsid="001587e4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06e0a8" officeooo:paragraph-rsid="0006e0a8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ff871" officeooo:paragraph-rsid="001ff871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1ff871" officeooo:paragraph-rsid="0023d21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21b0c2" officeooo:paragraph-rsid="0021b0c2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327bc" officeooo:paragraph-rsid="002327bc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23d213" officeooo:paragraph-rsid="0023d213"/>
    </style:style>
    <style:style style:name="P39" style:family="paragraph" style:parent-style-name="Text_20_body" style:list-style-name="L1">
      <style:text-properties officeooo:rsid="00161ded" officeooo:paragraph-rsid="001623bd"/>
    </style:style>
    <style:style style:name="P40" style:family="paragraph" style:parent-style-name="Text_20_body">
      <style:text-properties officeooo:rsid="001ce07a" officeooo:paragraph-rsid="001ce07a"/>
    </style:style>
    <style:style style:name="P41" style:family="paragraph" style:parent-style-name="Text_20_body">
      <style:text-properties officeooo:rsid="001ff871" officeooo:paragraph-rsid="001ff871"/>
    </style:style>
    <style:style style:name="P42" style:family="paragraph" style:parent-style-name="Text_20_body">
      <style:text-properties officeooo:paragraph-rsid="001ff871"/>
    </style:style>
    <style:style style:name="T1" style:family="text">
      <style:text-properties officeooo:rsid="0003f25d"/>
    </style:style>
    <style:style style:name="T2" style:family="text">
      <style:text-properties officeooo:rsid="0004e858"/>
    </style:style>
    <style:style style:name="T3" style:family="text">
      <style:text-properties officeooo:rsid="0006eec7"/>
    </style:style>
    <style:style style:name="T4" style:family="text">
      <style:text-properties officeooo:rsid="000e58b6"/>
    </style:style>
    <style:style style:name="T5" style:family="text">
      <style:text-properties officeooo:rsid="0012cd82"/>
    </style:style>
    <style:style style:name="T6" style:family="text">
      <style:text-properties officeooo:rsid="00137f97"/>
    </style:style>
    <style:style style:name="T7" style:family="text">
      <style:text-properties officeooo:rsid="0014b8aa"/>
    </style:style>
    <style:style style:name="T8" style:family="text">
      <style:text-properties officeooo:rsid="00161ded"/>
    </style:style>
    <style:style style:name="T9" style:family="text">
      <style:text-properties officeooo:rsid="0017c81d"/>
    </style:style>
    <style:style style:name="T10" style:family="text">
      <style:text-properties officeooo:rsid="001b25f4"/>
    </style:style>
    <style:style style:name="T11" style:family="text">
      <style:text-properties officeooo:rsid="001d96a2"/>
    </style:style>
    <style:style style:name="T12" style:family="text">
      <style:text-properties officeooo:rsid="001ff871"/>
    </style:style>
    <style:style style:name="T13" style:family="text">
      <style:text-properties officeooo:rsid="002327bc"/>
    </style:style>
    <style:style style:name="T14" style:family="text">
      <style:text-properties officeooo:rsid="0023d2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Gradido</text:span> <text:span text:style-name="T1">Web- and App- Client basierend auf Native-Script</text:span></text:p>
      <text:p text:style-name="Standard"/>
      <text:h text:style-name="P28" text:outline-level="2">Web-App:</text:h>
      <text:h text:style-name="Heading_20_3" text:outline-level="3">Einstiegspunkt:</text:h>
      <text:p text:style-name="P40">Login-Server <text:span text:style-name="T11">for app-requests</text:span> (Sollte in der App einstellbar sein)</text:p>
      <text:p text:style-name="P40"><text:a xlink:type="simple" xlink:href="https://staging.gradido.net/appRequest" text:style-name="Internet_20_link" text:visited-style-name="Visited_20_Internet_20_Link">https://staging.gradido.net/appRequest</text:a></text:p>
      <text:p text:style-name="P41">Auch die url für Community-Server requests sollte in einer Variable gespeichert sein.</text:p>
      <text:p text:style-name="P2">CakePHP Seite auf die der Login-Server nach dem Login weiterleitet. </text:p>
      <text:p text:style-name="P4"><text:a xlink:type="simple" xlink:href="https://staging.gradido.net/client" text:style-name="Internet_20_link" text:visited-style-name="Visited_20_Internet_20_Link">https://staging.gradido.net/client</text:a></text:p>
      <text:p text:style-name="P4">Hiermit kannst du dir ein Konto anlegen: </text:p>
      <text:p text:style-name="P4"><text:a xlink:type="simple" xlink:href="https://staging.gradido.net/account/registerDirect" text:style-name="Internet_20_link" text:visited-style-name="Visited_20_Internet_20_Link">https://staging.gradido.net/account/registerDirect</text:a></text:p>
      <text:p text:style-name="P4"/>
      <text:p text:style-name="P7">Ich nutze seit einiger Zeit ein Standardformat für Fehlermeldungen bei json-Requests. <text:line-break/>Wenn etwas nicht stimmt, entweder mit den Input-Paremetern, oder ein Fehler im Code gibt es meistens folgendes als Ergebnis:<text:line-break/>{</text:p>
      <text:p text:style-name="P7"><text:tab/>"state": "error",</text:p>
      <text:p text:style-name="P7"><text:tab/>"msg": "&lt;kurze Fehlerbeschreibung&gt;",</text:p>
      <text:p text:style-name="P7"><text:tab/>"details": "&lt;optional zusätzliche Informationen zum Fehler, z.B. Framework Fehlermeldung&gt;"</text:p>
      <text:p text:style-name="P7">}</text:p>
      <text:p text:style-name="P4"/>
      <text:p text:style-name="P3">Bindet das js ein. <text:line-break/>Stellt folgende js-Variablen zur Verfügung:<text:line-break/>- <text:span text:style-name="T2">csfr : string </text:span></text:p>
      <text:p text:style-name="P12"><text:span text:style-name="T2">csfr Token (</text:span><text:a xlink:type="simple" xlink:href="https://book.cakephp.org/3/en/controllers/components/csrf.html" text:style-name="Internet_20_link" text:visited-style-name="Visited_20_Internet_20_Link"><text:span text:style-name="T2">https://book.cakephp.org/3/en/controllers/components/csrf.html</text:span></text:a><text:span text:style-name="T2">) </text:span></text:p>
      <text:p text:style-name="P19">- user: object</text:p>
      <text:p text:style-name="P11"><text:span text:style-name="T1"><text:line-break/>Enthält Daten des aktuell eingeloggten Benutzers, z.B.: mein Testbenutzer:<text:line-break/></text:span>console.log(user); </text:p>
      <text:p text:style-name="P10">{<text:line-break/><text:soft-page-break/> <text:s/>"created": 1578688666,<text:line-break/> <text:s/>"disabled": false,<text:line-break/> <text:s/>"email": "<text:span text:style-name="T10">dervommond@gmail.com</text:span>",<text:line-break/> <text:s/>"email_checked": true,<text:line-break/> <text:s/>"first_name": "<text:span text:style-name="T10">Max</text:span>",<text:line-break/> <text:s/>"group_alias": "gdd1",<text:line-break/> <text:s/>"ident_hash": 2928827813,<text:line-break/> <text:s/>"last_name": "<text:span text:style-name="T10">Miau</text:span>",<text:line-break/> <text:s/>"public_hex": "2ed28a1cf5e116d83615406bc577152221c2f774a5656f66a0e7540f7576d71b",<text:line-break/> <text:s/>"role": "admin",<text:line-break/> <text:s/>"username": "",<text:line-break/> <text:s/>"balance": 174500, // <text:span text:style-name="T3">Gradido Cent, 4 Nachkommastellen (2 Reserve) entspricht 17,45 </text:span><text:line-break/> <text:s/>"id": 1,<text:line-break/> <text:s/>"errorCount": 0<text:line-break/>}</text:p>
      <text:p text:style-name="P10">Das sind im Grunde die Benutzerangaben aus der Login-Server Datenbank. </text:p>
      <text:p text:style-name="P4">- session :int</text:p>
      <text:p text:style-name="P10">Login-Server session id, notwendig für alle ajax-request. </text:p>
      <text:p text:style-name="P10"/>
      <text:h text:style-name="Heading_20_2" text:outline-level="2">Seiten</text:h>
      <text:h text:style-name="Heading_20_2" text:outline-level="2">Navigation: </text:h>
      <text:p text:style-name="Heading">Für alle Benutzer: </text:p>
      <text:p text:style-name="P5">- Kontoübersicht</text:p>
      <text:p text:style-name="P5">- Startseite</text:p>
      <text:p text:style-name="P5">- Überweisung</text:p>
      <text:p text:style-name="P5">- Mitgliederbereich (externer Link zu elopage: <text:a xlink:type="simple" xlink:href="https://elopage.com/s/gradido/sign_in" text:style-name="Internet_20_link" text:visited-style-name="Visited_20_Internet_20_Link">https://elopage.com/s/gradido/sign_in</text:a>)</text:p>
      <text:p text:style-name="P1">Rechts oben: </text:p>
      <text:p text:style-name="Text_20_body">- Profil</text:p>
      <text:p text:style-name="P5">- Abmelden</text:p>
      <text:h text:style-name="P29" text:outline-level="2">Startseite: </text:h>
      <text:p text:style-name="P6">Für alle Benutzer:</text:p>
      <text:p text:style-name="P5">- Kontoübersicht</text:p>
      <text:p text:style-name="P5">- Überweisung</text:p>
      <text:p text:style-name="P13"><text:soft-page-break/>Benutzer Suche: </text:p>
      <text:p text:style-name="P13"><text:a xlink:type="simple" xlink:href="http://daten.einhornimmond.de/gradido_mithril_user_search.zip" text:style-name="Internet_20_link" text:visited-style-name="Visited_20_Internet_20_Link">http://daten.einhornimmond.de/gradido_mithril_user_search.zip</text:a></text:p>
      <text:p text:style-name="P13"/>
      <text:h text:style-name="Heading_20_2" text:outline-level="2">Mobile App </text:h>
      <text:p text:style-name="P41">1. Login über eingebundene Login-Seite</text:p>
      <text:p text:style-name="P41">2. auslesen der session_id aus dem Session Cookie: GRADIDO_LOGIN</text:p>
      <text:p text:style-name="P41">3. Access Token vom Login-Server anfragen:</text:p>
      <text:p text:style-name="P42"><text:span text:style-name="T12">GET </text:span><text:a xlink:type="simple" xlink:href="https://staging.gradido.net/appRequest/acquireAccessToken?session_id" text:style-name="Internet_20_link" text:visited-style-name="Visited_20_Internet_20_Link"><text:span text:style-name="T12">https://staging.gradido.net/appRequest/acquireAccessToken?session_id</text:span></text:a><text:span text:style-name="T12"> = &lt;GRADIDO_LOGIN&gt;</text:span></text:p>
      <text:p text:style-name="P34">Du kannst auch den Cookie wieder mitschicken, solange die Login-Server Basis-url die gleiche ist, müsste das auch funktionieren.</text:p>
      <text:p text:style-name="P34">Antwort: </text:p>
      <text:p text:style-name="P34">{<text:line-break/> <text:s/>"state":"success", </text:p>
      <text:p text:style-name="P34"><text:s text:c="2"/>"access_token" : "&lt;integer&gt;",</text:p>
      <text:p text:style-name="P34"><text:s text:c="2"/>"group_base_url":"&lt;Community Server Base Url&gt;"</text:p>
      <text:p text:style-name="P34">}</text:p>
      <text:p text:style-name="P36">Unterschied Access Token von der session_id: Access Tokens sind länger gültig</text:p>
      <text:p text:style-name="P36">Du kannst über eine gültige session_id einen Access Token erhalten <text:span text:style-name="T13">der eine Woche gültig ist. </text:span>Die Client-IP des Aufrufess muss die gleiche sein, mit der eingeloggt wurde.</text:p>
      <text:p text:style-name="P36">Mit einem gültigen Access-Token kannst du eine session_id erhalten.</text:p>
      <text:p text:style-name="P36"><text:span text:style-name="T12">GET </text:span><text:a xlink:type="simple" xlink:href="https://staging.gradido.net/appRequest/acquireAccessToken?session_id" text:style-name="Internet_20_link" text:visited-style-name="Visited_20_Internet_20_Link"><text:span text:style-name="T12">https://staging.gradido.net/appRequest/</text:span></text:a><text:a xlink:type="simple" xlink:href="https://staging.gradido.net/appRequest/acquireAccessToken?session_id" text:style-name="Internet_20_link" text:visited-style-name="Visited_20_Internet_20_Link">appLogin</text:a><text:a xlink:type="simple" xlink:href="https://staging.gradido.net/appRequest/acquireAccessToken?session_id" text:style-name="Internet_20_link" text:visited-style-name="Visited_20_Internet_20_Link"><text:span text:style-name="T12">?</text:span></text:a>access_token<text:span text:style-name="T12"> = &lt;</text:span>Access Token<text:span text:style-name="T12">&gt;</text:span></text:p>
      <text:p text:style-name="P37">Mit jedem Aufruf wird die Gültigkeit der Access-Tokens erneuert. </text:p>
      <text:p text:style-name="P38">Antwort:</text:p>
      <text:p text:style-name="P35">{<text:line-break/> <text:s/>"state":"success", </text:p>
      <text:p text:style-name="P35"><text:s text:c="2"/>"<text:span text:style-name="T14">session_id</text:span>" : "&lt;integer&gt;"</text:p>
      <text:p text:style-name="P35">}</text:p>
      <text:p text:style-name="P38"/>
      <text:h text:style-name="Heading_20_2" text:outline-level="2">Kontoübersicht:</text:h>
      <text:p text:style-name="P8">Liefert den aktuellen Kontostand.</text:p>
      <text:p text:style-name="P8">Ajax: </text:p>
      <text:p text:style-name="P8"><text:soft-page-break/>GET <text:a xlink:type="simple" xlink:href="https://staging.gradido.net/state-balances/ajaxGetBalance" text:style-name="Internet_20_link" text:visited-style-name="Visited_20_Internet_20_Link">https://staging.gradido.net/state-balances/ajaxGetBalance</text:a></text:p>
      <text:p text:style-name="P8">Antwort:<text:line-break/>{"state":"success","balance":&lt;GDD cent (4 Nachkommastellen)&gt;}</text:p>
      <text:p text:style-name="Text_20_body"/>
      <text:p text:style-name="P14">Listet die letzten Transaktionen auf, mit Paging. </text:p>
      <text:p text:style-name="P14">Ajax:<text:line-break/>GET <text:a xlink:type="simple" xlink:href="https://staging.gradido.net/state-balances/ajaxListTransactions/" text:style-name="Internet_20_link" text:visited-style-name="Visited_20_Internet_20_Link">https://staging.gradido.net/state-</text:a><text:a xlink:type="simple" xlink:href="https://staging.gradido.net/state-balances/ajaxListTransactions/" text:style-name="Internet_20_link" text:visited-style-name="Visited_20_Internet_20_Link"><text:span text:style-name="T5">user-transactions</text:span></text:a><text:a xlink:type="simple" xlink:href="https://staging.gradido.net/state-balances/ajaxListTransactions/" text:style-name="Internet_20_link" text:visited-style-name="Visited_20_Internet_20_Link">/ajaxListTransactions/</text:a>&lt;page&gt;/&lt;count&gt;</text:p>
      <text:p text:style-name="P14">page: Seite der Transaktionen, default = <text:span text:style-name="T4">1</text:span></text:p>
      <text:p text:style-name="P15">count: Wie viele Transaktionen <text:span text:style-name="T6">pro Seite</text:span>, default = 20</text:p>
      <text:p text:style-name="P15"/>
      <text:p text:style-name="P30">Antwort: <text:line-break/>Wenn alles okay: </text:p>
      <text:p text:style-name="P16">{"state":"success", "transactions": </text:p>
      <text:p text:style-name="P16"><text:tab/>[</text:p>
      <text:p text:style-name="P16"><text:tab/><text:tab/>{</text:p>
      <text:p text:style-name="P16"><text:tab/><text:tab/><text:tab/>"name": "&lt;first_name last_name&gt;",</text:p>
      <text:p text:style-name="P16"><text:tab/><text:tab/><text:tab/>"email": "&lt;other_user.email&gt;", //optional, only if send or receive and other user is known</text:p>
      <text:p text:style-name="P16"><text:tab/><text:tab/><text:tab/>"type": "creation|send|receive",</text:p>
      <text:p text:style-name="P16"><text:tab/><text:tab/><text:tab/>"transaction_id": &lt;transaction_id&gt;, // db id not id from blockchain</text:p>
      <text:p text:style-name="P16"><text:tab/><text:tab/><text:tab/>"date": "&lt;date string&gt;",</text:p>
      <text:p text:style-name="P16"><text:tab/><text:tab/><text:tab/>"balance": &lt;GDD balance in GDD cent /10000&gt;,</text:p>
      <text:p text:style-name="P16"><text:tab/><text:tab/><text:tab/>"memo": "&lt;Verwendungszweck&gt;",</text:p>
      <text:p text:style-name="P16"><text:tab/><text:tab/><text:tab/>"pubkey": "&lt;other_user.public_key in hex&gt;"</text:p>
      <text:p text:style-name="P16"><text:tab/><text:tab/> </text:p>
      <text:p text:style-name="P16"><text:tab/><text:tab/> }</text:p>
      <text:p text:style-name="P16"><text:tab/>],</text:p>
      <text:p text:style-name="P16"><text:tab/>"transactionExecutingCount": &lt;how many transaction for this user currently pending&gt;,</text:p>
      <text:p text:style-name="P16"><text:tab/>"count": &lt;sum of finished transactions user is involved&gt;</text:p>
      <text:p text:style-name="P16">}</text:p>
      <text:p text:style-name="P16"/>
      <text:p text:style-name="P20">Holt die aktuelle Summe und Anzahl Einträge vom GDT Server für den Benutzer. </text:p>
      <text:p text:style-name="P17"><text:soft-page-break/>Ajax:</text:p>
      <text:p text:style-name="P17"><text:span text:style-name="T3">GET </text:span><text:a xlink:type="simple" xlink:href="https://staging.gradido.net/state-balances/ajaxListTransactions/" text:style-name="Internet_20_link" text:visited-style-name="Visited_20_Internet_20_Link"><text:span text:style-name="T3">https://staging.gradido.net/state-balances/</text:span></text:a>ajaxGdtOverview</text:p>
      <text:p text:style-name="P17">{"state": "success", "gdt": {"sum": &lt;sum of all gdt transactions&gt;, "count":&lt;count of all gdt transactions&gt;}}</text:p>
      <text:p text:style-name="P17"/>
      <text:p text:style-name="Heading">Holt die letzten 100 GDT-Einträge für den Benutzer</text:p>
      <text:p text:style-name="Text_20_body"/>
      <text:p text:style-name="P24">Ein GDT Eintrag sieht so aus: </text:p>
      <text:p text:style-name="P24">{<text:line-break/><text:tab/>"id": 8857,<text:line-break/><text:tab/>"amount": 1000, // = 10,00 Euro<text:line-break/><text:tab/>"date": "2020-06-17T14:12:00+00:00",<text:line-break/><text:tab/>"email": "foerderkreis-1@gradido.org",<text:line-break/><text:tab/>"comment": null,<text:line-break/><text:tab/>"coupon_code": "",<text:line-break/><text:tab/>"gdt_entry_type_id": 4,<text:line-break/><text:tab/>"factor": "20.0000",<text:line-break/><text:tab/>"amount2": 0,<text:line-break/><text:tab/>"factor2": "0.0500",<text:line-break/><text:tab/>"gdt": 1000<text:line-break/>}</text:p>
      <text:p text:style-name="P24">gdt entry types: (Auf welchen Weg der Eintrag eingetragen wurde)</text:p>
      <text:list xml:id="list2579491485337209860" text:style-name="L1">
        <text:list-item>
          <text:p text:style-name="P39">Form: einzeln über das Formular, sollte nur wenige Einträge betreffen</text:p>
        </text:list-item>
        <text:list-item>
          <text:p text:style-name="P39">CVS: CVS Import, betrifft vor allem ältere Einträge von Spenden die weder über Elopage noch über Digistore reinkamen</text:p>
        </text:list-item>
        <text:list-item>
          <text:p text:style-name="P39">Elopage: Alle GDT Einträge die automatisch durch eine Elopage-Transaktion erstellt wurden für den Einzahlenden.</text:p>
        </text:list-item>
        <text:list-item>
          <text:p text:style-name="P39">Elopage-Publisher: Alle GDT Einträge die automatisch durch eine Elopage-Transaktion erstellt wurden für den Publisher, bis zu 5 Level nach oben.</text:p>
        </text:list-item>
        <text:list-item>
          <text:p text:style-name="P39">Digistore: Alle GDT Einträge die automatisch durch eine Digistore-Transaktion angelegt wurden.</text:p>
        </text:list-item>
        <text:list-item>
          <text:p text:style-name="P31">Cvs2: GDT Einträge die durch ein anderen CVS Import eingetragen wurden, betrifft ebenfalls nur alte Einträge.</text:p>
        </text:list-item>
      </text:list>
      <text:p text:style-name="P25">amount: Menge in Euro-cent (2 Nachkommastellen) was eingezahlt wurde</text:p>
      <text:p text:style-name="P25">factor: <text:span text:style-name="T9">Der Umrechnungsfaktor der beim Einzahlen für den betreffenden Unterstützer galt.</text:span></text:p>
      <text:p text:style-name="P26">amount2: ein Bonus Factor der drauf gerechnet wird bei Sonderaktionen, default 0</text:p>
      <text:p text:style-name="P26"><text:soft-page-break/>factor2: ein Bonus-Factor, default 1, wird aktuell im Code auf für Publisher-Transactionen benutzt.</text:p>
      <text:p text:style-name="P9">Gdt: resultierender GDT Wert, wird folgendermaßen aus den bisherigen Werten berechnet: <text:line-break/><text:tab/>gdt = amount * factor * factor2 + amount2</text:p>
      <text:p text:style-name="P22">Es gibt zwei Arten von GDT Einträgen:</text:p>
      <text:p text:style-name="P22">1. Was der Benutzer selbst in Euro gespendet hat</text:p>
      <text:p text:style-name="P22">2. Was jemand anderes an Euro gespendet hat, der den Benutzer als Publisher gewählt hat (publisher-id bei Elopage), Publisher bis Level 5 erhalten jeweils 5% an GDT was der Spender erhalten hat. <text:line-break/>z.B. Anna spendet 100 Euro bei einem Faktor von 20, bekommt also 2000 GDT.</text:p>
      <text:p text:style-name="P26">Sie hat als Publisher Bernd angegeben, Bern erhält 100 GDT.</text:p>
      <text:p text:style-name="P26">Bernd hat als Publisher damals Paul angegeben, Paul erhält also ebenfalls noch 100 GDT. </text:p>
      <text:p text:style-name="P26">Bis zum 5. (Bernd ist 2.)</text:p>
      <text:p text:style-name="P27">Diese Beziehung wird durch die connectEntries dargestellt. <text:line-break/>Insbesondere durch den publishersPath, connect enthält einfach nur alle mögliche Daten. <text:line-break/></text:p>
      <text:p text:style-name="P23"/>
      <text:p text:style-name="P23"/>
      <text:p text:style-name="P21"><text:line-break/>TODO: Update GDT-Server um paging und Zugriff auf alle Einträge zu erhalten, <text:span text:style-name="T8">optimierter Zugriff </text:span></text:p>
      <text:p text:style-name="P18"><text:span text:style-name="T3">GET </text:span><text:a xlink:type="simple" xlink:href="https://staging.gradido.net/state-balances/ajaxListTransactions/" text:style-name="Internet_20_link" text:visited-style-name="Visited_20_Internet_20_Link"><text:span text:style-name="T3">https://staging.gradido.net/state-balances/</text:span></text:a>ajaxGdt<text:span text:style-name="T7">Transactions</text:span></text:p>
      <text:p text:style-name="P22">Liefert wenn alles in Ordnung ist:</text:p>
      <text:p text:style-name="P2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2:07:15.795000000</meta:creation-date>
    <dc:date>2020-12-01T12:54:22.709000000</dc:date>
    <meta:editing-duration>PT11H37M43S</meta:editing-duration>
    <meta:editing-cycles>23</meta:editing-cycles>
    <meta:generator>LibreOffice/4.4.7.2$Windows_x86 LibreOffice_project/f3153a8b245191196a4b6b9abd1d0da16eead600</meta:generator>
    <meta:document-statistic meta:table-count="0" meta:image-count="0" meta:object-count="0" meta:page-count="6" meta:paragraph-count="115" meta:word-count="827" meta:character-count="6695" meta:non-whitespace-character-count="5863"/>
  </office:meta>
</office:document-meta>
</file>